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&gt;</text:p>
      <text:p text:style-name="Standard">&lt;body&gt;</text:p>
      <text:p text:style-name="Standard"/>
      <text:p text:style-name="Standard">&lt;p&gt;Input your age and click the button:&lt;/p&gt;</text:p>
      <text:p text:style-name="Standard"/>
      <text:p text:style-name="Standard">&lt;input id="age" value="18" /&gt;</text:p>
      <text:p text:style-name="Standard"/>
      <text:p text:style-name="Standard">&lt;button onclick="myFunction()"&gt;Try it&lt;/button&gt;</text:p>
      <text:p text:style-name="Standard"/>
      <text:p text:style-name="Standard">&lt;p id="demo"&gt;&lt;/p&gt;</text:p>
      <text:p text:style-name="Standard"/>
      <text:p text:style-name="Standard">&lt;script&gt;</text:p>
      <text:p text:style-name="Standard">function myFunction() {</text:p>
      <text:p text:style-name="Standard"><text:s text:c="2"/>var age, voteable;</text:p>
      <text:p text:style-name="Standard"><text:s text:c="2"/>age = document.getElementById("age").value;</text:p>
      <text:p text:style-name="Standard"><text:s text:c="2"/>voteable = (age &lt; 18) ? "Too young":"Old enough";</text:p>
      <text:p text:style-name="Standard"><text:s text:c="2"/>document.getElementById("demo").innerHTML = voteable + " to vote.";</text:p>
      <text:p text:style-name="Standard">}</text:p>
      <text:p text:style-name="Standard">&lt;/script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8:52:29.111558601</meta:creation-date>
    <dc:date>2019-02-27T18:53:01.296552399</dc:date>
    <meta:editing-duration>PT34S</meta:editing-duration>
    <meta:editing-cycles>1</meta:editing-cycles>
    <meta:document-statistic meta:table-count="0" meta:image-count="0" meta:object-count="0" meta:page-count="1" meta:paragraph-count="17" meta:word-count="50" meta:character-count="402" meta:non-whitespace-character-count="361"/>
    <meta:generator>LibreOffice/6.0.7.3$Linux_X86_64 LibreOffice_project/00m0$Build-3</meta:generator>
  </office:meta>
</office:document-meta>
</file>